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45cm" fo:min-width="0.2cm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svg:stroke-color="#111111" draw:fill-color="#b2b2b2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111111" draw:fill-color="#eeeeee" draw:textarea-horizontal-align="justify" draw:textarea-vertical-align="middle" draw:auto-grow-height="false" fo:min-height="0.074cm" fo:min-width="0cm" draw:shadow="hidden"/>
    </style:style>
    <style:style style:name="gr5" style:family="graphic" style:parent-style-name="standard">
      <style:graphic-properties svg:stroke-color="#111111" draw:fill="none" draw:textarea-vertical-align="middle" draw:auto-grow-height="false" fo:min-height="0.698cm" fo:min-width="0cm"/>
    </style:style>
    <style:style style:name="gr6" style:family="graphic" style:parent-style-name="standard">
      <style:graphic-properties svg:stroke-color="#111111" draw:fill="none" draw:textarea-vertical-align="middle" draw:auto-grow-height="false" fo:min-height="7.3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7.5cm"/>
    </style:style>
    <style:style style:name="gr9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1.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0cm"/>
    </style:style>
    <style:style style:name="gr13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4.5cm"/>
    </style:style>
    <style:style style:name="gr14" style:family="graphic" style:parent-style-name="objectwithoutfill">
      <style:graphic-properties draw:stroke="dash" draw:stroke-dash="Fine_20_Dashed" svg:stroke-opacity="50%" draw:fill="none" draw:textarea-vertical-align="middle"/>
    </style:style>
    <style:style style:name="gr15" style:family="graphic" style:parent-style-name="standard">
      <style:graphic-properties draw:stroke="dash" draw:stroke-dash="Fine_20_Dashed" svg:stroke-color="#111111" draw:fill-color="#eeeeee" draw:textarea-horizontal-align="justify" draw:textarea-vertical-align="middle" draw:auto-grow-height="false" fo:min-height="0.75cm" fo:min-width="0.4cm"/>
    </style:style>
    <style:style style:name="gr16" style:family="graphic" style:parent-style-name="standard">
      <style:graphic-properties svg:stroke-color="#111111" draw:fill="none" draw:textarea-vertical-align="middle" draw:auto-grow-height="false" fo:min-height="0.604cm" fo:min-width="0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alibri"/>
    </style:style>
    <style:style style:name="P5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T1" style:family="text">
      <style:text-properties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999cm" svg:height="7.999cm" svg:x="1.1cm" svg:y="2.7cm" svg:viewBox="0 0 15000 8000" draw:points="0,8000 7000,0 7000,4000 15000,4000 1000,8000">
          <text:p/>
        </draw:polygon>
        <draw:custom-shape draw:style-name="gr2" draw:text-style-name="P2" draw:layer="layout" svg:width="4cm" svg:height="1cm" svg:x="12.1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2" draw:layer="layout" svg:width="1.199cm" svg:height="0.999cm" svg:x="9.8cm" svg:y="10.7cm" svg:viewBox="0 0 1200 1000" draw:points="200,1000 0,815 111,712 0,609 113,504 0,399 115,292 0,186 200,0 200,0 1200,0 1200,1000">
          <text:p/>
        </draw:polygon>
        <draw:custom-shape draw:style-name="gr5" draw:text-style-name="P3" draw:layer="layout" svg:width="0.3cm" svg:height="1cm" draw:transform="rotate (1.5707963267949) translate (1.1cm 12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3" draw:layer="layout" svg:width="0.3cm" svg:height="8cm" draw:transform="rotate (1.5707963267949) translate (3cm 12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902cm" svg:height="0.767cm" draw:transform="rotate (1.5707963267949) translate (1.233cm 15.1cm)">
          <draw:text-box>
            <text:p text:style-name="P4"><text:span text:style-name="T1">4 byte header</text:span></text:p>
          </draw:text-box>
        </draw:frame>
        <draw:frame draw:style-name="gr7" draw:text-style-name="P5" draw:layer="layout" svg:width="3.47cm" svg:height="0.767cm" svg:x="4.53cm" svg:y="12.2cm">
          <draw:text-box>
            <text:p><text:span text:style-name="T1">184 byte payload</text:span></text:p>
          </draw:text-box>
        </draw:frame>
        <draw:custom-shape draw:style-name="gr8" draw:text-style-name="P2" draw:layer="layout" svg:width="8cm" svg:height="1cm" svg:x="8.1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8.1cm" svg:y="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9.1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cm" svg:height="1cm" svg:x="8.1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8.1cm" svg:y="5.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82cm" svg:height="0.767cm" svg:x="16.23cm" svg:y="2.833cm">
          <draw:text-box>
            <text:p><text:span text:style-name="T1">Byte 1</text:span></text:p>
          </draw:text-box>
        </draw:frame>
        <draw:frame draw:style-name="gr7" draw:text-style-name="P5" draw:layer="layout" svg:width="1.582cm" svg:height="0.767cm" svg:x="16.218cm" svg:y="3.833cm">
          <draw:text-box>
            <text:p><text:span text:style-name="T1">Byte 2</text:span></text:p>
          </draw:text-box>
        </draw:frame>
        <draw:frame draw:style-name="gr7" draw:text-style-name="P5" draw:layer="layout" svg:width="1.582cm" svg:height="0.767cm" svg:x="16.218cm" svg:y="4.833cm">
          <draw:text-box>
            <text:p><text:span text:style-name="T1">Byte 3</text:span></text:p>
          </draw:text-box>
        </draw:frame>
        <draw:frame draw:style-name="gr7" draw:text-style-name="P5" draw:layer="layout" svg:width="1.582cm" svg:height="0.767cm" svg:x="16.218cm" svg:y="5.833cm">
          <draw:text-box>
            <text:p><text:span text:style-name="T1">Byte 4</text:span></text:p>
          </draw:text-box>
        </draw:frame>
        <draw:frame draw:style-name="gr7" draw:text-style-name="P5" draw:layer="layout" svg:width="2.246cm" svg:height="0.767cm" svg:x="11.054cm" svg:y="2.8cm">
          <draw:text-box>
            <text:p><text:span text:style-name="T1">Sync byte </text:span></text:p>
          </draw:text-box>
        </draw:frame>
        <draw:line draw:style-name="gr11" draw:text-style-name="P3" draw:layer="layout" svg:x1="7.3cm" svg:y1="5.5cm" svg:x2="8.4cm" svg:y2="4.3cm">
          <text:p/>
        </draw:line>
        <draw:frame draw:style-name="gr12" draw:text-style-name="P5" draw:layer="layout" svg:width="3cm" svg:height="1.567cm" svg:x="5.3cm" svg:y="4.9cm">
          <draw:text-box>
            <text:p><text:span text:style-name="T1">Transport error indicator</text:span></text:p>
          </draw:text-box>
        </draw:frame>
        <draw:line draw:style-name="gr11" draw:text-style-name="P3" draw:layer="layout" svg:x1="7.5cm" svg:y1="2.6cm" svg:x2="9.4cm" svg:y2="4.4cm">
          <text:p/>
        </draw:line>
        <draw:frame draw:style-name="gr12" draw:text-style-name="P5" draw:layer="layout" svg:width="3cm" svg:height="1.567cm" svg:x="6cm" svg:y="1.433cm">
          <draw:text-box>
            <text:p><text:span text:style-name="T1">Payload unit start indicator</text:span></text:p>
          </draw:text-box>
        </draw:frame>
        <draw:custom-shape draw:style-name="gr13" draw:text-style-name="P2" draw:layer="layout" svg:width="5cm" svg:height="1cm" svg:x="11.1cm" svg:y="3.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02cm" svg:height="0.767cm" svg:x="11.598cm" svg:y="3.8cm">
          <draw:text-box>
            <text:p><text:span text:style-name="T1">PID (13 bits)</text:span></text:p>
          </draw:text-box>
        </draw:frame>
        <draw:frame draw:style-name="gr7" draw:text-style-name="P5" draw:layer="layout" svg:width="2.602cm" svg:height="0.767cm" svg:x="10.198cm" svg:y="4.8cm">
          <draw:text-box>
            <text:p><text:span text:style-name="T1">PID (13 bits)</text:span></text:p>
          </draw:text-box>
        </draw:frame>
        <draw:frame draw:style-name="gr12" draw:text-style-name="P5" draw:layer="layout" svg:width="3cm" svg:height="1.799cm" svg:x="5.2cm" svg:y="6.801cm">
          <draw:text-box>
            <text:p><text:span text:style-name="T1">Transport scrambling control</text:span></text:p>
          </draw:text-box>
        </draw:frame>
        <draw:line draw:style-name="gr11" draw:text-style-name="P3" draw:layer="layout" svg:x1="7.2cm" svg:y1="7.5cm" svg:x2="9.1cm" svg:y2="6.2cm">
          <text:p/>
        </draw:line>
        <draw:frame draw:style-name="gr7" draw:text-style-name="P5" draw:layer="layout" svg:width="4.27cm" svg:height="0.767cm" svg:x="9.23cm" svg:y="7.4cm">
          <draw:text-box>
            <text:p><text:span text:style-name="T1">Adaption field control</text:span></text:p>
          </draw:text-box>
        </draw:frame>
        <draw:frame draw:style-name="gr7" draw:text-style-name="P5" draw:layer="layout" svg:width="3.732cm" svg:height="0.767cm" svg:x="12.3cm" svg:y="5.8cm">
          <draw:text-box>
            <text:p><text:span text:style-name="T1">Continuity counter</text:span></text:p>
          </draw:text-box>
        </draw:frame>
        <draw:line draw:style-name="gr14" draw:text-style-name="P3" draw:layer="layout" svg:x1="9.1cm" svg:y1="3.7cm" svg:x2="9.1cm" svg:y2="2.7cm">
          <text:p/>
        </draw:line>
        <draw:line draw:style-name="gr14" draw:text-style-name="P3" draw:layer="layout" svg:x1="10.1cm" svg:y1="3.7cm" svg:x2="10.1cm" svg:y2="2.7cm">
          <text:p/>
        </draw:line>
        <draw:line draw:style-name="gr14" draw:text-style-name="P3" draw:layer="layout" svg:x1="11.1cm" svg:y1="3.7cm" svg:x2="11.1cm" svg:y2="2.7cm">
          <text:p/>
        </draw:line>
        <draw:line draw:style-name="gr14" draw:text-style-name="P3" draw:layer="layout" svg:x1="12.1cm" svg:y1="3.7cm" svg:x2="12.1cm" svg:y2="2.7cm">
          <text:p/>
        </draw:line>
        <draw:line draw:style-name="gr14" draw:text-style-name="P3" draw:layer="layout" svg:x1="13.1cm" svg:y1="3.7cm" svg:x2="13.1cm" svg:y2="2.7cm">
          <text:p/>
        </draw:line>
        <draw:line draw:style-name="gr14" draw:text-style-name="P3" draw:layer="layout" svg:x1="14.1cm" svg:y1="3.7cm" svg:x2="14.1cm" svg:y2="2.7cm">
          <text:p/>
        </draw:line>
        <draw:line draw:style-name="gr14" draw:text-style-name="P3" draw:layer="layout" svg:x1="15.1cm" svg:y1="3.7cm" svg:x2="15.1cm" svg:y2="2.7cm">
          <text:p/>
        </draw:line>
        <draw:line draw:style-name="gr14" draw:text-style-name="P3" draw:layer="layout" svg:x1="12.1cm" svg:y1="4.7cm" svg:x2="12.1cm" svg:y2="3.7cm">
          <text:p/>
        </draw:line>
        <draw:line draw:style-name="gr14" draw:text-style-name="P3" draw:layer="layout" svg:x1="13.1cm" svg:y1="4.7cm" svg:x2="13.1cm" svg:y2="3.7cm">
          <text:p/>
        </draw:line>
        <draw:line draw:style-name="gr14" draw:text-style-name="P3" draw:layer="layout" svg:x1="14.1cm" svg:y1="4.7cm" svg:x2="14.1cm" svg:y2="3.7cm">
          <text:p/>
        </draw:line>
        <draw:line draw:style-name="gr14" draw:text-style-name="P3" draw:layer="layout" svg:x1="15.1cm" svg:y1="4.7cm" svg:x2="15.1cm" svg:y2="3.7cm">
          <text:p/>
        </draw:line>
        <draw:line draw:style-name="gr14" draw:text-style-name="P3" draw:layer="layout" svg:x1="9.1cm" svg:y1="5.7cm" svg:x2="9.1cm" svg:y2="4.7cm">
          <text:p/>
        </draw:line>
        <draw:line draw:style-name="gr14" draw:text-style-name="P3" draw:layer="layout" svg:x1="10.1cm" svg:y1="5.7cm" svg:x2="10.1cm" svg:y2="4.7cm">
          <text:p/>
        </draw:line>
        <draw:line draw:style-name="gr14" draw:text-style-name="P3" draw:layer="layout" svg:x1="11.1cm" svg:y1="5.7cm" svg:x2="11.1cm" svg:y2="4.7cm">
          <text:p/>
        </draw:line>
        <draw:line draw:style-name="gr14" draw:text-style-name="P3" draw:layer="layout" svg:x1="12.1cm" svg:y1="5.7cm" svg:x2="12.1cm" svg:y2="4.7cm">
          <text:p/>
        </draw:line>
        <draw:line draw:style-name="gr14" draw:text-style-name="P3" draw:layer="layout" svg:x1="13.1cm" svg:y1="5.7cm" svg:x2="13.1cm" svg:y2="4.7cm">
          <text:p/>
        </draw:line>
        <draw:line draw:style-name="gr14" draw:text-style-name="P3" draw:layer="layout" svg:x1="14.1cm" svg:y1="5.7cm" svg:x2="14.1cm" svg:y2="4.7cm">
          <text:p/>
        </draw:line>
        <draw:line draw:style-name="gr14" draw:text-style-name="P3" draw:layer="layout" svg:x1="13.1cm" svg:y1="6.7cm" svg:x2="13.1cm" svg:y2="5.7cm">
          <text:p/>
        </draw:line>
        <draw:line draw:style-name="gr14" draw:text-style-name="P3" draw:layer="layout" svg:x1="14.1cm" svg:y1="6.7cm" svg:x2="14.1cm" svg:y2="5.7cm">
          <text:p/>
        </draw:line>
        <draw:custom-shape draw:style-name="gr9" draw:text-style-name="P2" draw:layer="layout" svg:width="1cm" svg:height="1cm" svg:x="10.1cm" svg:y="3.7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6cm" svg:y1="4cm" svg:x2="10.6cm" svg:y2="2.2cm">
          <text:p/>
        </draw:line>
        <draw:frame draw:style-name="gr12" draw:text-style-name="P5" draw:layer="layout" svg:width="2.2cm" svg:height="1.567cm" svg:x="9.5cm" svg:y="1.1cm">
          <draw:text-box>
            <text:p><text:span text:style-name="T1">Transport priority</text:span></text:p>
          </draw:text-box>
        </draw:frame>
        <draw:custom-shape draw:style-name="gr10" draw:text-style-name="P2" draw:layer="layout" svg:width="2cm" svg:height="1cm" svg:x="10.1cm" svg:y="5.7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1cm" svg:y1="6.7cm" svg:x2="15.1cm" svg:y2="5.7cm">
          <text:p/>
        </draw:line>
        <draw:line draw:style-name="gr14" draw:text-style-name="P3" draw:layer="layout" svg:x1="15.1cm" svg:y1="5.7cm" svg:x2="15.1cm" svg:y2="4.7cm">
          <text:p/>
        </draw:line>
        <draw:line draw:style-name="gr11" draw:text-style-name="P3" draw:layer="layout" svg:x1="11.2cm" svg:y1="7.5cm" svg:x2="11.2cm" svg:y2="6.3cm">
          <text:p/>
        </draw:line>
        <draw:polygon draw:style-name="gr4" draw:text-style-name="P2" draw:layer="layout" svg:width="6.099cm" svg:height="0.999cm" svg:x="3cm" svg:y="10.7cm" svg:viewBox="0 0 6100 1000" draw:points="6100,186 5985,292 6100,399 5987,504 6100,609 5989,712 6100,815 5900,1000 5900,1000 3900,1000 0,1000 0,0 3900,0 5900,0 5900,0">
          <text:p/>
        </draw:polygon>
        <draw:custom-shape draw:style-name="gr15" draw:text-style-name="P2" draw:layer="layout" svg:width="0.9cm" svg:height="1cm" svg:x="2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9cm" draw:transform="rotate (1.5707963267949) translate (2.1cm 12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275cm" svg:height="0.767cm" draw:transform="rotate (1.5707963267949) translate (2.2cm 15.4cm)">
          <draw:text-box>
            <text:p text:style-name="P4"><text:span text:style-name="T1">[Adaption Field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6:17:27.227000000</meta:creation-date>
    <dc:date>2016-09-07T17:12:45.587000000</dc:date>
    <meta:editing-duration>PT3M56S</meta:editing-duration>
    <meta:editing-cycles>2</meta:editing-cycles>
    <meta:generator>LibreOffice/5.2.0.4$Windows_x86 LibreOffice_project/066b007f5ebcc236395c7d282ba488bca6720265</meta:generator>
    <meta:document-statistic meta:object-count="59"/>
  </office:meta>
</office:document-meta>
</file>